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style="normal" style:text-underline-style="none" fo:font-weight="normal" officeooo:rsid="000b7246" officeooo:paragraph-rsid="000b7246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fo:font-style="normal" style:text-underline-style="none" fo:font-weight="normal" officeooo:paragraph-rsid="000b7246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officeooo:rsid="000b7246" style:font-style-asian="italic" style:font-style-complex="italic"/>
    </style:style>
    <style:style style:name="T2" style:family="text">
      <style:text-properties fo:font-size="44pt" officeooo:rsid="000b7246" style:font-size-asian="38.5pt" style:font-size-complex="44pt"/>
    </style:style>
    <style:style style:name="T3" style:family="text">
      <style:text-properties officeooo:rsid="000b7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Napend</text:span></text:p>
      <text:p text:style-name="P1"/>
      <text:p text:style-name="P1"/>
      <text:p text:style-name="P3"><text:span text:style-name="T3">You need to change directories to the program. In your terminal you need to do </text:span><text:span text:style-name="T1">python main.py </text:span><text:span text:style-name="T3">and it will get the program started. The rest of it is easy from there. If it was not clear you must have python installed.</text:span></text:p>
      <text:p text:style-name="P3"/>
      <text:p text:style-name="P3"/>
      <text:p text:style-name="P2">The article, github organization and the code is all created and maintained by Alex Munoz, the CEO of Nap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Munoz</meta:initial-creator>
    <meta:creation-date>2016-01-28T18:21:01.491201090</meta:creation-date>
    <dc:date>2016-01-28T18:34:45.216227970</dc:date>
    <dc:creator>Alex Munoz</dc:creator>
    <meta:editing-duration>P0D</meta:editing-duration>
    <meta:editing-cycles>1</meta:editing-cycles>
    <meta:document-statistic meta:table-count="0" meta:image-count="0" meta:object-count="0" meta:page-count="1" meta:paragraph-count="3" meta:word-count="62" meta:character-count="335" meta:non-whitespace-character-count="273"/>
    <meta:generator>LibreOffice/4.2.8.2$Linux_X86_64 LibreOffice_project/420m0$Build-2</meta:generator>
  </office:meta>
</office:document-meta>
</file>